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text-properties style:font-name="FreeSerif" fo:font-size="10pt" officeooo:rsid="001c615f" officeooo:paragraph-rsid="001c615f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f63a5" officeooo:paragraph-rsid="001f63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rmorant Garamond" fo:font-size="18pt" fo:font-weight="bold" officeooo:rsid="00119b1f" officeooo:paragraph-rsid="0012d549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14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dd8ce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dd8ce" style:font-size-asian="10pt" style:font-weight-asian="bold" style:font-size-complex="10pt" style:font-weight-complex="bold"/>
    </style:style>
    <style:style style:name="P19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20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21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22" style:family="paragraph" style:parent-style-name="Text_20_body">
      <style:text-properties fo:font-weight="normal" officeooo:rsid="0020681c" officeooo:paragraph-rsid="0020681c" style:font-weight-asian="normal" style:font-weight-complex="normal"/>
    </style:style>
    <style:style style:name="P23" style:family="paragraph" style:parent-style-name="Standard">
      <style:text-properties style:text-position="0% 100%" style:font-name="FreeSerif" fo:font-size="11pt" style:text-underline-style="none" fo:font-weight="normal" officeooo:rsid="0020681c" officeooo:paragraph-rsid="0020681c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1">
      <style:text-properties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1">
      <style:text-properties style:font-name="FreeSerif" fo:font-size="11pt" fo:font-style="italic" style:text-underline-style="none" fo:font-weight="normal" officeooo:rsid="001562fa" officeooo:paragraph-rsid="001562fa" style:font-size-asian="9.60000038146973pt" style:font-style-asian="italic" style:font-weight-asian="normal" style:font-size-complex="11pt" style:font-style-complex="italic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FreeSerif" fo:font-size="10pt" officeooo:rsid="0020681c" officeooo:paragraph-rsid="0020681c" style:font-size-asian="10pt" style:font-size-complex="10pt"/>
    </style:style>
    <style:style style:name="P28" style:family="paragraph" style:parent-style-name="Frame_20_contents">
      <style:paragraph-properties fo:text-align="center" style:justify-single-word="false"/>
      <style:text-properties style:font-name="FreeSerif" fo:font-size="13pt" officeooo:rsid="0020681c" officeooo:paragraph-rsid="0020681c" style:font-size-asian="13pt" style:font-size-complex="13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italic" style:font-style-asian="italic" style:font-style-complex="italic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officeooo:rsid="001744a4"/>
    </style:style>
    <style:style style:name="T5" style:family="text">
      <style:text-properties officeooo:rsid="001828db"/>
    </style:style>
    <style:style style:name="T6" style:family="text">
      <style:text-properties officeooo:rsid="00195fe4"/>
    </style:style>
    <style:style style:name="T7" style:family="text">
      <style:text-properties officeooo:rsid="0020681c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Frame1" text:anchor-type="paragraph" svg:width="3.1957in" draw:z-index="0"><draw:text-box fo:min-height="5.3846in"><text:p text:style-name="P28">Itou Haru</text:p><text:p text:style-name="P5">イトー・ハル</text:p><text:p text:style-name="P5"/><text:p text:style-name="P18">Nicknames:</text:p><text:p text:style-name="P17"><text:span text:style-name="T7">Indigo Wyvern</text:span> (callsign)</text:p><text:p text:style-name="P17"/><table:table table:name="Table5" table:style-name="Table5"><table:table-column table:style-name="Table5.A"/><table:table-column table:style-name="Table5.B"/><table:table-row><table:table-cell table:style-name="Table5.A1" office:value-type="string"><text:p text:style-name="P3">Gender</text:p></table:table-cell><table:table-cell table:style-name="Table5.B1" office:value-type="string"><text:p text:style-name="P27">Male</text:p></table:table-cell></table:table-row><table:table-row><table:table-cell table:style-name="Table5.A2" office:value-type="string"><text:p text:style-name="P3">Age</text:p></table:table-cell><table:table-cell table:style-name="Table5.B2" office:value-type="string"><text:p text:style-name="P27">28</text:p></table:table-cell></table:table-row><table:table-row><table:table-cell table:style-name="Table5.A2" office:value-type="string"><text:p text:style-name="P4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3">Height</text:p></table:table-cell><table:table-cell table:style-name="Table2.B1" office:value-type="string"><text:p text:style-name="P1">1<text:span text:style-name="T7">81</text:span> cm <text:span text:style-name="T6">(5’11.3”)</text:span></text:p></table:table-cell></table:table-row><table:table-row><table:table-cell table:style-name="Table2.A2" office:value-type="string"><text:p text:style-name="P3">Weight</text:p></table:table-cell><table:table-cell table:style-name="Table2.B2" office:value-type="string"><text:p text:style-name="P1"><text:span text:style-name="T7">84</text:span> kg <text:span text:style-name="T6">(185.2 lb)</text:span></text:p></table:table-cell></table:table-row><table:table-row><table:table-cell table:style-name="Table2.A2" office:value-type="string"><text:p text:style-name="P3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3">Hair</text:p></table:table-cell><table:table-cell table:style-name="Table3.B1" office:value-type="string"><text:p text:style-name="P1">???</text:p></table:table-cell></table:table-row><table:table-row><table:table-cell table:style-name="Table3.A2" office:value-type="string"><text:p text:style-name="P3">Eye Color</text:p></table:table-cell><table:table-cell table:style-name="Table3.B2" office:value-type="string"><text:p text:style-name="P1">???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3">Weapon</text:p></table:table-cell><table:table-cell table:style-name="Table4.B1" office:value-type="string"><text:p text:style-name="P27">SCK/Minebea 9mm pistol</text:p><text:p text:style-name="P27">Howa Type 89 (assault rifle)</text:p></table:table-cell></table:table-row><table:table-row><table:table-cell table:style-name="Table4.A2" office:value-type="string"><text:p text:style-name="P3">Specialty/Style</text:p></table:table-cell><table:table-cell table:style-name="Table4.B2" office:value-type="string"><text:p text:style-name="P27">command</text:p></table:table-cell></table:table-row></table:table><text:p text:style-name="Text_20_body"/><text:p text:style-name="Text_20_body">Affiliations:</text:p><text:p text:style-name="P22">JSDF: Team MAGI (commander)</text:p><text:p text:style-name="P22">JSDF: special forces (member)</text:p><text:p text:style-name="P22">JSDF Army (former)</text:p><text:p text:style-name="P21"/><text:p text:style-name="P20">Relationships:</text:p><text:p text:style-name="P22">Amara Minori (agent, former)</text:p></draw:text-box></draw:frame><text:span text:style-name="T7">Itou Haru</text:span> </text:p>
      <text:p text:style-name="P7"/>
      <text:p text:style-name="P23">Haru doesn’t mess around. He’s kind, but he just wants to get to work. Smart and careful, he’s a great commander, and he has the experience to back it up, being a former member of the JSDF army and Amara Minori’s former handler. This means that he’s quite capable in non-magical combat, and his ability to command makes him valuable in magical combat as well, just from a bit further away.</text:p>
      <text:p text:style-name="P23"/>
      <text:p text:style-name="P23">In personal settings, he gets much more flustered (which Minori often takes advantage of, much to his chagrin), since these are situations that cannot be resolved with a hard attitude. As such, though he’s clever and observant, he’s also socially awkward, unable to relax, and isn’t likely to win an argument.</text:p>
      <text:p text:style-name="P8"/>
      <text:p text:style-name="P12">Appearance:</text:p>
      <text:p text:style-name="P9"/>
      <text:p text:style-name="P8"/>
      <text:p text:style-name="P13">Abilities:</text:p>
      <text:p text:style-name="P10"/>
      <text:p text:style-name="P11">???</text:p>
      <text:p text:style-name="P16"/>
      <text:p text:style-name="P15"/>
      <text:p text:style-name="P14">Trivia:</text:p>
      <text:list xml:id="list2124066175" text:style-name="L1">
        <text:list-item>
          <text:p text:style-name="P26"><text:span text:style-name="T3">?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16T16:13:40.249725998</dc:date>
    <dc:creator>Lily Ellington</dc:creator>
    <meta:editing-duration>PT43M58S</meta:editing-duration>
    <meta:editing-cycles>10</meta:editing-cycles>
    <meta:generator>LibreOffice/6.0.7.3$Linux_X86_64 LibreOffice_project/00m0$Build-3</meta:generator>
    <meta:document-statistic meta:table-count="4" meta:image-count="0" meta:object-count="0" meta:page-count="1" meta:paragraph-count="39" meta:word-count="192" meta:character-count="1096" meta:non-whitespace-character-count="948"/>
  </office:meta>
</office:document-meta>
</file>